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9776" calcext:value-type="float">
            <text:p>94.2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5944" calcext:value-type="float">
            <text:p>92.5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3088" calcext:value-type="float">
            <text:p>91.7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0776" calcext:value-type="float">
            <text:p>102.2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5832" calcext:value-type="float">
            <text:p>97.7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472" calcext:value-type="float">
            <text:p>91.4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0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196" calcext:value-type="float">
            <text:p>91.8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9536" calcext:value-type="float">
            <text:p>92.2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1912" calcext:value-type="float">
            <text:p>89.2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4648" calcext:value-type="float">
            <text:p>89.0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0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1416" calcext:value-type="float">
            <text:p>88.2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9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6928" calcext:value-type="float">
            <text:p>88.1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8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8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8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7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7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7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7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6352" calcext:value-type="float">
            <text:p>82.8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7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7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384" calcext:value-type="float">
            <text:p>81.1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7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7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7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7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2744" calcext:value-type="float">
            <text:p>78.3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6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6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6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0368" calcext:value-type="float">
            <text:p>73.8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6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6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5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5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1803</text:p>
          </table:table-cell>
          <table:table-cell office:value-type="string" calcext:value-type="string">
            <text:p>TWDB:0601803</text:p>
          </table:table-cell>
          <table:table-cell office:value-type="string" calcext:value-type="string">
            <text:p>195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